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dbada" officeooo:paragraph-rsid="001ab406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687d7b" officeooo:paragraph-rsid="00de974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c4ce9f" officeooo:paragraph-rsid="001dbada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687d7b" officeooo:paragraph-rsid="0070e7df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687d7b" officeooo:paragraph-rsid="00d5fc69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687d7b" officeooo:paragraph-rsid="01554147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1554147" officeooo:paragraph-rsid="01554147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687d7b" officeooo:paragraph-rsid="01554147" style:font-size-asian="20pt" style:font-size-complex="20pt"/>
    </style:style>
    <style:style style:name="T1" style:family="text">
      <style:text-properties officeooo:rsid="006bc4b5"/>
    </style:style>
    <style:style style:name="T2" style:family="text">
      <style:text-properties officeooo:rsid="00c4ce9f"/>
    </style:style>
    <style:style style:name="T3" style:family="text">
      <style:text-properties officeooo:rsid="00d496a1"/>
    </style:style>
    <style:style style:name="T4" style:family="text">
      <style:text-properties officeooo:rsid="00d5f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/>
      <text:p text:style-name="P6"/>
      <text:p text:style-name="P7">A word on C: Not without its virtues 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12:25:18.137000000</meta:creation-date>
    <dc:date>2022-10-24T23:04:11.853000000</dc:date>
    <meta:editing-duration>P1DT15H34M43S</meta:editing-duration>
    <meta:editing-cycles>29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" meta:word-count="8" meta:character-count="37" meta:non-whitespace-character-count="29"/>
  </office:meta>
</office:document-meta>
</file>